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purchase')</text:text-input><text:text-input text:description="">setLang(purchase.party.lang and purchase.party.lang.code or 'en_US')</text:text-input></text:p>
      <text:p text:style-name="P1"><text:text-input text:description="">purchase.party.type and purchase.party.type.name or '' + purchase.party.name</text:text-input></text:p>
      <text:p text:style-name="P1"><text:text-input text:description="">purchase.contact_address.name or ''</text:text-input></text:p>
      <text:p text:style-name="P1"><text:text-input text:description="">purchase.contact_address.street or ''</text:text-input></text:p>
      <text:p text:style-name="P1"><text:text-input text:description="">purchase.contact_address.streetbis or ''</text:text-input></text:p>
      <text:p text:style-name="P1"><text:text-input text:description="">(purchase.contact_address.zip or '') + (purchase.contact_address.city or '')</text:text-input></text:p>
      <text:p text:style-name="P1"><text:text-input text:description="">purchase.contact_address.state and purchase.contact_address.state.name or ''</text:text-input></text:p>
      <text:p text:style-name="P1"><text:text-input text:description="">purchase.contact_address.country and purchase.contact_address.country.name or ''</text:text-input></text:p>
      <text:p text:style-name="P1">VAT: <text:text-input text:description="">purchase.party.vat_number or removeParentNode()</text:text-input></text:p>
      <text:h text:style-name="P6" text:outline-level="1">Draft Purchase Order<text:text-input text:description="">purchase.state == 'draft' or removeParentNode('h')</text:text-input></text:h>
      <text:h text:style-name="P6" text:outline-level="1">Request for Quotation N°: <text:text-input text:description="">purchase.reference</text:text-input><text:text-input text:description="">purchase.state == 'quotation' or removeParentNode('h')</text:text-input></text:h>
      <text:h text:style-name="P6" text:outline-level="1">Purchase Order N°: <text:text-input text:description="">purchase.reference</text:text-input><text:text-input text:description="">purchase.state not in ('quotation', 'draft') or removeParentNode('h')</text:text-input></text:h>
      <text:p text:style-name="Text_20_body">Description: <text:text-input text:description="">purchase.description</text:text-input></text:p>
      <text:p text:style-name="Text_20_body">Date: <text:text-input text:description="">formatLang(purchase.purchas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urchas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symbol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purchase.currency.symbol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purchase.currency.digits) + ' ' + purchase.currency.symbol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purchase.untaxed_amount, digits=purchase.currency.digits) + ' ' + purchas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purchase.tax_amount, digits=purchase.currency.digits) + ' ' + purchas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purchase.total_amount, digits=purchase.currency.digits) + ' ' + purchase.currency.symbol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text-input text:description="">purchas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6-18T17:13:5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24" meta:character-count="189"/>
  </office:meta>
</office:document-meta>
</file>